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25de0" officeooo:paragraph-rsid="00025de0"/>
    </style:style>
    <style:style style:name="P2" style:family="paragraph" style:parent-style-name="Heading_20_1">
      <style:text-properties officeooo:rsid="000073de" officeooo:paragraph-rsid="000073de"/>
    </style:style>
    <style:style style:name="P3" style:family="paragraph" style:parent-style-name="Heading_20_1">
      <style:text-properties officeooo:rsid="000e64bd" officeooo:paragraph-rsid="000e64bd"/>
    </style:style>
    <style:style style:name="P4" style:family="paragraph" style:parent-style-name="Heading_20_1">
      <style:text-properties officeooo:rsid="00221951" officeooo:paragraph-rsid="00221951"/>
    </style:style>
    <style:style style:name="P5" style:family="paragraph" style:parent-style-name="Text_20_body">
      <style:text-properties officeooo:rsid="0018b53a" officeooo:paragraph-rsid="0018b53a"/>
    </style:style>
    <style:style style:name="P6" style:family="paragraph" style:parent-style-name="Text_20_body">
      <style:text-properties officeooo:rsid="001bab33" officeooo:paragraph-rsid="001bab33"/>
    </style:style>
    <style:style style:name="P7" style:family="paragraph" style:parent-style-name="Text_20_body">
      <style:text-properties officeooo:rsid="001c654d" officeooo:paragraph-rsid="001c654d"/>
    </style:style>
    <style:style style:name="P8" style:family="paragraph" style:parent-style-name="Text_20_body">
      <style:text-properties officeooo:rsid="001caae4" officeooo:paragraph-rsid="001caae4"/>
    </style:style>
    <style:style style:name="P9" style:family="paragraph" style:parent-style-name="Text_20_body">
      <style:text-properties officeooo:rsid="0022bf55" officeooo:paragraph-rsid="0022bf55"/>
    </style:style>
    <style:style style:name="T1" style:family="text">
      <style:text-properties officeooo:rsid="00025de0"/>
    </style:style>
    <style:style style:name="T2" style:family="text">
      <style:text-properties officeooo:rsid="00175091"/>
    </style:style>
    <style:style style:name="T3" style:family="text">
      <style:text-properties officeooo:rsid="001ae66e"/>
    </style:style>
    <style:style style:name="T4" style:family="text">
      <style:text-properties officeooo:rsid="001c654d"/>
    </style:style>
    <style:style style:name="T5" style:family="text">
      <style:text-properties officeooo:rsid="001caae4"/>
    </style:style>
    <style:style style:name="T6" style:family="text">
      <style:text-properties officeooo:rsid="001de510"/>
    </style:style>
    <style:style style:name="T7" style:family="text">
      <style:text-properties officeooo:rsid="001f3a40"/>
    </style:style>
    <style:style style:name="T8" style:family="text">
      <style:text-properties officeooo:rsid="00200b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lt;<text:span text:style-name="T1">strong&gt;</text:span><text:span text:style-name="T2">Anaconda</text:span><text:span text:style-name="T1">&lt;/strong&gt; - </text:span><text:span text:style-name="T2">Working Title</text:span></text:h>
      <text:p text:style-name="P1"><text:span text:style-name="T2">A </text:span><text:span text:style-name="T3">work in progress</text:span><text:span text:style-name="T2"> s</text:span>ystem for the &lt;<text:span text:style-name="T3">strong&gt;</text:span>collection and monitoring&lt;/<text:span text:style-name="T3">strong&gt;</text:span> of a variety of data types.</text:p>
      <text:h text:style-name="P2" text:outline-level="1"/>
      <text:h text:style-name="P3" text:outline-level="1">Overview</text:h>
      <text:p text:style-name="P5">A system of software, that was in development while I worked at &lt;Mudlink Href=&gt;DataHorizon&lt;/MudLink&gt;. <text:span text:style-name="T3">Designed to gather, store and present a range of different data types, the system would use microchips, tailored to the customer’s needs, to gather data and present it in an easily consumed way, while also monitoring for fluctuations and alerting the users as required.</text:span></text:p>
      <text:p text:style-name="P9">I was key to the development on several portions of this software. Unfortunately, the company stopped development before it could be completed and shutdown due to issues with another project.</text:p>
      <text:h text:style-name="P4" text:outline-level="1">Description</text:h>
      <text:p text:style-name="P6">I was solely responsible for the design and development of the mobile portion of this software. This was a &lt;strong&gt;C#&lt;/strong&gt; application using &lt;strong&gt;MAUI&lt;/strong&gt;. <text:span text:style-name="T4">It communicated with a </text:span><text:span text:style-name="T8">web</text:span><text:span text:style-name="T4"> service utilising a </text:span><text:span text:style-name="T7">Microsoft</text:span><text:span text:style-name="T4"> &lt;strong&gt;SQL&lt;/strong&gt; </text:span><text:span text:style-name="T7">Server</text:span><text:span text:style-name="T4"> </text:span><text:span text:style-name="T7">D</text:span><text:span text:style-name="T4">atabase </text:span><text:span text:style-name="T8">which I was responsible for upgrading to use the &lt;strong&gt;WCF&lt;/strong&gt; framework.</text:span></text:p>
      <text:p text:style-name="P7">I <text:span text:style-name="T5">also performed extensive refactoring of the desktop application’s code structure, making it easier to maintain and bringing it inline with best practices, namely the implementation of view models. This was a &lt;strong&gt;WPF&lt;/strong&gt; application that had a very similar structure to the mobile application and a significant motivation behind this refactoring was to make the applications share as much code as possible.</text:span></text:p>
      <text:p text:style-name="P8">There was a brief period when I worked on one of the microchips. <text:span text:style-name="T6">I implemented an analogue to digital converter in embedded &lt;strong&gt;C&lt;/strong&gt;, along with a simple communication algorithm to transmit the gathered data back to a more sophisticated hub.</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9T03:12:11.149000000</dc:date>
    <meta:editing-duration>PT6H16M45S</meta:editing-duration>
    <meta:editing-cycles>23</meta:editing-cycles>
    <meta:generator>LibreOffice/7.3.2.2$Windows_X86_64 LibreOffice_project/49f2b1bff42cfccbd8f788c8dc32c1c309559be0</meta:generator>
    <meta:document-statistic meta:table-count="0" meta:image-count="0" meta:object-count="0" meta:page-count="1" meta:paragraph-count="9" meta:word-count="258" meta:character-count="1735" meta:non-whitespace-character-count="1486"/>
  </office:meta>
</office:document-meta>
</file>